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izza2.owl <text:s text:c="11"/></text:p>
          </table:table-cell>
          <table:table-cell office:value-type="string">
            <text:p><text:s/>7,24 </text:p>
          </table:table-cell>
          <table:table-cell table:formula="of:=122" office:value-type="float" office:value="122">
            <text:p>122</text:p>
          </table:table-cell>
          <table:table-cell table:formula="of:=170" office:value-type="float" office:value="170">
            <text:p>170</text:p>
          </table:table-cell>
          <table:table-cell/>
        </table:table-row>
        <table:table-row table:style-name="ro1">
          <table:table-cell office:value-type="string">
            <text:p>Pizza.owl <text:s text:c="9"/></text:p>
          </table:table-cell>
          <table:table-cell office:value-type="string">
            <text:p><text:s text:c="2"/>121 <text:s/></text:p>
          </table:table-cell>
          <table:table-cell table:formula="of:=1398" office:value-type="float" office:value="1398">
            <text:p>1398</text:p>
          </table:table-cell>
          <table:table-cell table:formula="of:=203" office:value-type="float" office:value="203">
            <text:p>203</text:p>
          </table:table-cell>
          <table:table-cell/>
        </table:table-row>
        <table:table-row table:style-name="ro1">
          <table:table-cell office:value-type="string">
            <text:p>securityontology.owl </text:p>
          </table:table-cell>
          <table:table-cell office:value-type="string">
            <text:p>517 </text:p>
          </table:table-cell>
          <table:table-cell office:value-type="string">
            <text:p>=4883</text:p>
          </table:table-cell>
          <table:table-cell table:style-name="Default"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CL.owl <text:s text:c="13"/></text:p>
          </table:table-cell>
          <table:table-cell office:value-type="string">
            <text:p><text:s/>1 171</text:p>
          </table:table-cell>
          <table:table-cell table:formula="of:=9093" office:value-type="float" office:value="9093">
            <text:p>9093</text:p>
          </table:table-cell>
          <table:table-cell table:formula="of:=900" office:value-type="float" office:value="900">
            <text:p>900</text:p>
          </table:table-cell>
          <table:table-cell>
            <draw:frame table:end-cell-address="Arkusz1.N26" table:end-x="0.248cm" table:end-y="0.186cm" draw:z-index="0" draw:style-name="gr1" svg:width="18.891cm" svg:height="9.289cm" svg:x="1.68cm" svg:y="0.344cm">
              <draw:object draw:notify-on-update-of-ranges="Arkusz1.D2:Arkusz1.D2 Arkusz1.A2:Arkusz1.A7 Arkusz1.C2:Arkusz1.C7 Arkusz1.D2:Arkusz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FBsp.owl <text:s text:c="11"/></text:p>
          </table:table-cell>
          <table:table-cell office:value-type="string">
            <text:p><text:s/>3 159 </text:p>
          </table:table-cell>
          <table:table-cell table:formula="of:=23917" office:value-type="float" office:value="23917">
            <text:p>23917</text:p>
          </table:table-cell>
          <table:table-cell table:formula="of:=1947" office:value-type="float" office:value="1947">
            <text:p>1947</text:p>
          </table:table-cell>
          <table:table-cell/>
        </table:table-row>
        <table:table-row table:style-name="ro1">
          <table:table-cell office:value-type="string">
            <text:p>interpro2go.owl <text:s text:c="4"/></text:p>
          </table:table-cell>
          <table:table-cell office:value-type="string">
            <text:p><text:s/>9 121 </text:p>
          </table:table-cell>
          <table:table-cell table:formula="of:=55640" office:value-type="float" office:value="55640">
            <text:p>55640</text:p>
          </table:table-cell>
          <table:table-cell table:formula="of:=6013" office:value-type="float" office:value="6013">
            <text:p>6013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.08.2010</text:date>, <text:time>22:45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Kunowski</meta:initial-creator>
    <meta:creation-date>2010-08-23T21:09:29</meta:creation-date>
    <dc:date>2010-08-23T22:45:00</dc:date>
    <dc:creator>Piotr Kunowski</dc:creator>
    <meta:editing-duration>PT01H20M19S</meta:editing-duration>
    <meta:editing-cycles>1</meta:editing-cycles>
    <meta:document-statistic meta:table-count="3" meta:cell-count="24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92cm" svg:height="9.29cm" xlink:href=".." chart:class="chart:scatter" chart:style-name="ch1">
        <chart:title svg:x="7.726cm" svg:y="0.186cm" chart:style-name="ch2">
          <text:p>Czas wizualizacji</text:p>
        </chart:title>
        <chart:plot-area chart:style-name="ch3" table:cell-range-address="Arkusz1.C2:Arkusz1.D7 Arkusz1.A2:Arkusz1.A7" chart:data-source-has-labels="column" svg:x="0.553cm" svg:y="0.874cm" svg:width="17.962cm" svg:height="8.247cm">
          <chart:axis chart:dimension="x" chart:name="primary-x" chart:style-name="ch4">
            <chart:title svg:x="7.902cm" svg:y="8.734cm" chart:style-name="ch5">
              <text:p>liczba elementów ontologii</text:p>
            </chart:title>
            <chart:categories table:cell-range-address="Arkusz1.A2:Arkusz1.A7"/>
          </chart:axis>
          <chart:axis chart:dimension="y" chart:name="primary-y" chart:style-name="ch4">
            <chart:title svg:x="0.378cm" svg:y="5.373cm" chart:style-name="ch6">
              <text:p>czas [ms]</text:p>
            </chart:title>
            <chart:grid chart:style-name="ch7" chart:class="major"/>
          </chart:axis>
          <chart:series chart:style-name="ch8" chart:values-cell-range-address="Arkusz1.D2:Arkusz1.D7" chart:class="chart:scatter">
            <chart:domain table:cell-range-address="Arkusz1.C2:Arkusz1.C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 text:id="Arkusz1.A2:Arkusz1.A7">Pizza2.owl            </text:p>
              </table:table-cell>
              <table:table-cell office:value-type="float" office:value="122">
                <text:p text:id="Arkusz1.C2:Arkusz1.C7">122</text:p>
              </table:table-cell>
              <table:table-cell office:value-type="float" office:value="170">
                <text:p text:id="Arkusz1.D2:Arkusz1.D7">170</text:p>
              </table:table-cell>
            </table:table-row>
            <table:table-row>
              <table:table-cell office:value-type="string">
                <text:p>Pizza.owl          </text:p>
              </table:table-cell>
              <table:table-cell office:value-type="float" office:value="1398">
                <text:p>13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securityontology.owl </text:p>
              </table:table-cell>
              <table:table-cell office:value-type="float" office:value="1.#NAN">
                <text:p>1.#NA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CL.owl              </text:p>
              </table:table-cell>
              <table:table-cell office:value-type="float" office:value="9093">
                <text:p>909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FBsp.owl            </text:p>
              </table:table-cell>
              <table:table-cell office:value-type="float" office:value="23917">
                <text:p>23917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interpro2go.owl     </text:p>
              </table:table-cell>
              <table:table-cell office:value-type="float" office:value="55640">
                <text:p>55640</text:p>
              </table:table-cell>
              <table:table-cell office:value-type="float" office:value="6013">
                <text:p>6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